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language="en" fo:country="US" officeooo:rsid="002db1d9" officeooo:paragraph-rsid="002db1d9"/>
    </style:style>
    <style:style style:name="P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language="en" fo:country="US" officeooo:rsid="00255bdb" officeooo:paragraph-rsid="00255bdb"/>
    </style:style>
    <style:style style:name="P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2db1d9" officeooo:paragraph-rsid="002db1d9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rsid="00505188" officeooo:paragraph-rsid="004fa5e7"/>
    </style:style>
    <style:style style:name="P7" style:family="paragraph" style:parent-style-name="Standard">
      <style:paragraph-properties fo:line-height="150%" fo:text-align="justify" style:justify-single-word="false"/>
      <style:text-properties fo:language="en" fo:country="US" officeooo:rsid="00505188" officeooo:paragraph-rsid="004fa5e7"/>
    </style:style>
    <style:style style:name="P8" style:family="paragraph" style:parent-style-name="Standard">
      <style:paragraph-properties fo:line-height="150%" fo:text-align="justify" style:justify-single-word="false"/>
      <style:text-properties fo:language="en" fo:country="US" officeooo:rsid="00505188" officeooo:paragraph-rsid="00594cc5"/>
    </style:style>
    <style:style style:name="P9" style:family="paragraph" style:parent-style-name="Standard">
      <style:paragraph-properties fo:line-height="115%" fo:text-align="justify" style:justify-single-word="false"/>
      <style:text-properties fo:language="en" fo:country="US" officeooo:rsid="00505188" officeooo:paragraph-rsid="004fa5e7"/>
    </style:style>
    <style:style style:name="P10" style:family="paragraph" style:parent-style-name="Standard">
      <style:paragraph-properties fo:text-align="justify" style:justify-single-word="false"/>
      <style:text-properties fo:language="en" fo:country="US" officeooo:rsid="005571ea" officeooo:paragraph-rsid="004fa5e7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594cc5"/>
    </style:style>
    <style:style style:name="P12" style:family="paragraph" style:parent-style-name="Standard">
      <style:paragraph-properties fo:line-height="115%" fo:text-align="justify" style:justify-single-word="false"/>
      <style:text-properties officeooo:paragraph-rsid="004fa5e7"/>
    </style:style>
    <style:style style:name="P13" style:family="paragraph" style:parent-style-name="Standard">
      <style:paragraph-properties fo:line-height="115%" fo:text-align="justify" style:justify-single-word="false"/>
      <style:text-properties officeooo:paragraph-rsid="00594cc5"/>
    </style:style>
    <style:style style:name="P14" style:family="paragraph" style:parent-style-name="Standard">
      <style:paragraph-properties fo:line-height="115%" fo:text-align="justify" style:justify-single-word="false"/>
      <style:text-properties officeooo:paragraph-rsid="005c150e"/>
    </style:style>
    <style:style style:name="P15" style:family="paragraph" style:parent-style-name="Standard">
      <style:paragraph-properties fo:line-height="115%" fo:text-align="justify" style:justify-single-word="false"/>
      <style:text-properties officeooo:paragraph-rsid="005d0198"/>
    </style:style>
    <style:style style:name="P16" style:family="paragraph" style:parent-style-name="Standard">
      <style:paragraph-properties fo:line-height="115%" fo:text-align="justify" style:justify-single-word="false"/>
      <style:text-properties officeooo:rsid="00594cc5" officeooo:paragraph-rsid="00594cc5"/>
    </style:style>
    <style:style style:name="P17" style:family="paragraph" style:parent-style-name="Standard">
      <style:paragraph-properties fo:line-height="150%" fo:text-align="justify" style:justify-single-word="false"/>
      <style:text-properties officeooo:rsid="00594cc5" officeooo:paragraph-rsid="00594cc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55bdb"/>
    </style:style>
    <style:style style:name="T3" style:family="text">
      <style:text-properties fo:language="en" fo:country="US" officeooo:rsid="00505188"/>
    </style:style>
    <style:style style:name="T4" style:family="text">
      <style:text-properties fo:language="en" fo:country="US" officeooo:rsid="0058a8af"/>
    </style:style>
    <style:style style:name="T5" style:family="text">
      <style:text-properties fo:language="en" fo:country="US" officeooo:rsid="00594cc5"/>
    </style:style>
    <style:style style:name="T6" style:family="text">
      <style:text-properties fo:language="en" fo:country="US" fo:font-weight="bold" officeooo:rsid="00505188" style:font-weight-asian="bold" style:font-weight-complex="bold"/>
    </style:style>
    <style:style style:name="T7" style:family="text">
      <style:text-properties fo:language="en" fo:country="US" fo:font-weight="bold" officeooo:rsid="0063e975" style:font-weight-asian="bold" style:font-weight-complex="bold"/>
    </style:style>
    <style:style style:name="T8" style:family="text">
      <style:text-properties fo:language="en" fo:country="US" officeooo:rsid="005b56ee"/>
    </style:style>
    <style:style style:name="T9" style:family="text">
      <style:text-properties fo:language="en" fo:country="US" officeooo:rsid="005c150e"/>
    </style:style>
    <style:style style:name="T10" style:family="text">
      <style:text-properties fo:language="en" fo:country="US" officeooo:rsid="005d0198"/>
    </style:style>
    <style:style style:name="T11" style:family="text">
      <style:text-properties fo:language="en" fo:country="US" officeooo:rsid="005d7d20"/>
    </style:style>
    <style:style style:name="T12" style:family="text">
      <style:text-properties fo:language="en" fo:country="US" officeooo:rsid="0062725f"/>
    </style:style>
    <style:style style:name="T13" style:family="text">
      <style:text-properties fo:color="#000000" fo:language="en" fo:country="US" officeooo:rsid="005405b2"/>
    </style:style>
    <style:style style:name="T14" style:family="text">
      <style:text-properties officeooo:rsid="00594cc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63e975"/>
    </style:style>
    <style:style style:name="T17" style:family="text">
      <style:text-properties officeooo:rsid="00659cb3"/>
    </style:style>
    <style:style style:name="T18" style:family="text">
      <style:text-properties officeooo:rsid="0066bfd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- Historia do poste</text:p>
      <text:p text:style-name="P4"><text:s text:c="8"/>- Tecnologia de um poste</text:p>
      <text:p text:style-name="P4">- Tecnologias de lampadas</text:p>
      <text:p text:style-name="P4">- Consumos</text:p>
      <text:p text:style-name="P5">- Custos associados</text:p>
      <text:p text:style-name="P3"><text:span text:style-name="T2">L</text:span><text:span text:style-name="T1">umen – (lm) measure of the total amount of visible light from a light source</text:span></text:p>
      <text:p text:style-name="P1">Lumens per Watt (lm/W) useful way to measure the efficacy of lighting products</text:p>
      <text:p text:style-name="P2">Gas-discharge lamps: family of artificial light sources that generate light by sending an electric discharge through an ionized gas</text:p>
      <text:p text:style-name="P10"><text:span text:style-name="T13"/></text:p>
      <text:p text:style-name="P6"/>
      <text:p text:style-name="P6"/>
      <text:p text:style-name="P12"><text:span text:style-name="T1">Through the system overview diagram, in figure \ref{fig:system_overview}, it is possible to identify the main modules of the system to be developed, and how they interact. We can divide the system into two subsystems: the local system, which represents a lamp post, and the </text:span><text:span text:style-name="T4">remote system</text:span><text:span text:style-name="T1">, </text:span><text:span text:style-name="T4">that allows </text:span><text:span text:style-name="T5">interaction with the system users</text:span><text:span text:style-name="T1">.</text:span></text:p>
      <text:p text:style-name="P9"/>
      <text:p text:style-name="P9">\begin{figure}[ht]</text:p>
      <text:p text:style-name="P9"><text:tab/>\centering</text:p>
      <text:p text:style-name="P9"><text:tab/>\includegraphics[width=1\textwidth]{system_overview}</text:p>
      <text:p text:style-name="P9"><text:tab/>\caption{System Overview Diagram.}</text:p>
      <text:p text:style-name="P9"><text:tab/>\label{fig:system_overview}</text:p>
      <text:p text:style-name="P9">\end{figure}</text:p>
      <text:p text:style-name="P9"/>
      <text:p text:style-name="P13"><text:span text:style-name="T3">The local system is composed of sensors, a controller and a lamp. Regarding the sensors, there will be a motion detector, to allow the detection of movement in the vicinity of the pole, a light sensor, to detect the light conditions of the pole’s surroundings, </text:span><text:span text:style-name="T5">a camera to find empty parking spots </text:span><text:span text:style-name="T3">and a LED state sensor to know if the LED lamp is working. The controller, through sensors information, controls the luminosity of the lamp </text:span><text:span text:style-name="T12">and communicates wirelessly </text:span><text:span text:style-name="T9">with a remote server. </text:span></text:p>
      <text:p text:style-name="P15"><text:span text:style-name="T9">The remote server consists of a database that stores all information about each lamp post location and operating status. This information can be accessed through a mobile application by the operator <text:s/>responsible for the </text:span><text:span text:style-name="T10">street lights </text:span><text:span text:style-name="T9">network, in order to carry out the necessary maintenance of the lamp </text:span><text:span text:style-name="T11">of each pole</text:span><text:span text:style-name="T9">. In addition, the database stores information </text:span><text:span text:style-name="T11">on</text:span><text:span text:style-name="T9"> free parking spaces. When a user wants to know w</text:span><text:span text:style-name="T11">here’s the closest</text:span><text:span text:style-name="T9"> </text:span><text:span text:style-name="T11">free </text:span><text:span text:style-name="T9">parking place, he can access a website that informs him of the number of free parking spaces in the nearest streets. </text:span><text:span text:style-name="T6">Knowing that the public lighting network is directly related to the electrical network, this will be used to power local systems, such as the monitoring device. </text:span><text:span text:style-name="T7">(Não vamos usar a rede eletrica no nosso prototipo)</text:span></text:p>
      <text:p text:style-name="P14"><text:span text:style-name="T8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7"><text:soft-page-break/>\section{System Architecture}</text:p>
      <text:p text:style-name="P17">Using the system overview diagram information, one can describe the system in two different architectures. Hardware architecture, as <text:span text:style-name="T15">how the hardware modules interfaces with itself</text:span>, and what are the physical components of the system, and software architecture, which details how the information is processed among different software layers.</text:p>
      <text:p text:style-name="P17"/>
      <text:p text:style-name="P17">\subsection{Hardware Architecture}</text:p>
      <text:p text:style-name="P11"><text:span text:style-name="T14">In figure \ref{fig:hw_arch}, one can see the diagram that represents the physical connections of the system. </text:span><text:span text:style-name="T18">The Raspberry Pi is the main component in the system, processing all the information given by the sensors and controlling the \ac{led} lamp brightness. <text:s/></text:span><text:span text:style-name="T14">The power of </text:span><text:span text:style-name="T16">most</text:span><text:span text:style-name="T14"> system components will be the output of the DC/DC converter, powering the </text:span><text:span text:style-name="T17">Raspberry Pi</text:span><text:span text:style-name="T14"> and its associated sensors. In order to power the lamp and at the same time control its brightness, a driver must be used, taking the controller output and system power as inputs. </text:span></text:p>
      <text:p text:style-name="P8"><text:span text:style-name="T3"/></text:p>
      <text:p text:style-name="P7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18:33:42.320740765</meta:creation-date>
    <dc:date>2021-11-08T23:26:30.359383410</dc:date>
    <meta:editing-duration>PT2H36M55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2" meta:paragraph-count="21" meta:word-count="477" meta:character-count="3087" meta:non-whitespace-character-count="2614"/>
  </office:meta>
</office:document-meta>
</file>